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3-4)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16</text:p>
          </table:table-cell>
          <table:table-cell office:value-type="string">
            <text:p>27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Kansas City (2-5)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40</text:p>
          </table:table-cell>
          <table:table-cell office:value-type="string">
            <text:p>.22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1</text:p>
          </table:table-cell>
          <table:table-cell office:value-type="string">
            <text:p>.12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079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40</text:p>
          </table:table-cell>
          <table:table-cell office:value-type="string">
            <text:p>.20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381</text:p>
          </table:table-cell>
        </table:table-row>
        <table:table-row>
          <table:table-cell office:value-type="string">
            <text:p>Kansas City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48</text:p>
          </table:table-cell>
          <table:table-cell office:value-type="string">
            <text:p>.27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34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42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22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24</text:p>
          </table:table-cell>
          <table:table-cell office:value-type="string">
            <text:p>.083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5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-.300</text:p>
          </table:table-cell>
          <table:table-cell office:value-type="string">
            <text:p>4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.27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44</text:p>
          </table:table-cell>
          <table:table-cell office:value-type="string">
            <text:p>.06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Kenzie Hesse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 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52</text:p>
          </table:table-cell>
          <table:table-cell office:value-type="string">
            <text:p>.327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6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26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5</text:p>
          </table:table-cell>
          <table:table-cell office:value-type="string">
            <text:p>23</text:p>
          </table:table-cell>
          <table:table-cell office:value-type="string">
            <text:p>170</text:p>
          </table:table-cell>
          <table:table-cell office:value-type="string">
            <text:p>.188</text:p>
          </table:table-cell>
          <table:table-cell office:value-type="string">
            <text:p>53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74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1.0</text:p>
          </table:table-cell>
        </table:table-row>
      </table:table>
      <table:table table:name="Sheet 3">
        <table:table-row>
          <table:table-cell office:value-type="string">
            <text:p>Kansas City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piegel, Rhega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Myers, Kynnedy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Harrington, Alicia 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13</text:p>
          </table:table-cell>
          <table:table-cell office:value-type="string">
            <text:p>56</text:p>
          </table:table-cell>
          <table:table-cell office:value-type="string">
            <text:p>.08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Jacobs, Brooke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.4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latcher, Mack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artinez, Mikayl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Ratzlaff, Alex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41</text:p>
          </table:table-cell>
          <table:table-cell office:value-type="string">
            <text:p>-.04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adler, Mykal 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4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orey, Alexia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Dyer, Emma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Schomers, Alli 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-.143</text:p>
          </table:table-cell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4</text:p>
          </table:table-cell>
          <table:table-cell office:value-type="string">
            <text:p>33</text:p>
          </table:table-cell>
          <table:table-cell office:value-type="string">
            <text:p>188</text:p>
          </table:table-cell>
          <table:table-cell office:value-type="string">
            <text:p>.165</text:p>
          </table:table-cell>
          <table:table-cell office:value-type="string">
            <text:p>57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76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